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d7e39" officeooo:paragraph-rsid="001d7e39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1d7e39" officeooo:paragraph-rsid="001d7e39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fo:font-size="14pt" officeooo:rsid="001d7e39" officeooo:paragraph-rsid="001e550b" style:font-size-asian="14pt" style:font-size-complex="14pt"/>
    </style:style>
    <style:style style:name="P4" style:family="paragraph" style:parent-style-name="Preformatted_20_Text">
      <style:text-properties officeooo:rsid="001e550b" officeooo:paragraph-rsid="001e550b"/>
    </style:style>
    <style:style style:name="P5" style:family="paragraph" style:parent-style-name="Preformatted_20_Text" style:list-style-name="L1">
      <style:text-properties officeooo:rsid="001e550b" officeooo:paragraph-rsid="001e550b"/>
    </style:style>
    <style:style style:name="P6" style:family="paragraph" style:parent-style-name="Preformatted_20_Text" style:list-style-name="L1">
      <style:text-properties officeooo:rsid="001e550b" officeooo:paragraph-rsid="001f7b00"/>
    </style:style>
    <style:style style:name="P7" style:family="paragraph" style:parent-style-name="Preformatted_20_Text" style:list-style-name="L2">
      <style:text-properties officeooo:rsid="001e550b" officeooo:paragraph-rsid="001e55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e550b" style:font-size-asian="12pt" style:font-size-complex="12pt"/>
    </style:style>
    <style:style style:name="T4" style:family="text">
      <style:text-properties officeooo:rsid="001e550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f7b0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/04/23</text:p>
      <text:p text:style-name="Preformatted_20_Text"/>
      <text:p text:style-name="Preformatted_20_Text"/>
      <text:p text:style-name="P2"><text:span text:style-name="T1"/></text:p>
      <text:p text:style-name="P2"><text:span text:style-name="T1">COSC364 RIP Assignment</text:span> <text:s/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Tim Lindbom </text:span><text:span text:style-name="T3">(tli89)</text:span><text:span text:style-name="T2"> </text:span><text:span text:style-name="T3">46808065</text:span></text:p>
      <text:p text:style-name="P3"><text:span text:style-name="T2">&amp; Ben Ireland </text:span><text:span text:style-name="T3">(bir16)</text:span> <text:span text:style-name="T4">xxxxxxxx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4"><text:span text:style-name="T5">Contributions:</text:span> </text:p>
      <text:p text:style-name="P4"/>
      <text:p text:style-name="P4">Ben x%</text:p>
      <text:list xml:id="list1837214834" text:style-name="L1">
        <text:list-item>
          <text:p text:style-name="P6">Bellman <text:span text:style-name="T6">f</text:span>ord algorithm: <text:s/><text:span text:style-name="T6">BellmanFordAlgorithm.py is used throughout the project to computer the shortest path to each router, add new routers to a routing table and update routing tables if any changes are made.</text:span></text:p>
          <text:p text:style-name="P6"><text:span text:style-name="T6"><text:s/></text:span></text:p>
        </text:list-item>
        <text:list-item>
          <text:p text:style-name="P5">Response <text:span text:style-name="T6">h</text:span>andler: <text:span text:style-name="T6">The ResponseHandler.py file is used to Generate packets and packet headers, read and unpack messages recived from neighbours, and send responses</text:span></text:p>
        </text:list-item>
        <text:list-item>
          <text:p text:style-name="P5">RIP <text:span text:style-name="T6">d</text:span>emon: <text:span text:style-name="T6">RIPDemon.py is the main file of the program. This file calls thge helper functions and initiates the main infinite loop of the program.</text:span></text:p>
        </text:list-item>
        <text:list-item>
          <text:p text:style-name="P5">Timer</text:p>
        </text:list-item>
      </text:list>
      <text:p text:style-name="P4">Tim x%</text:p>
      <text:list xml:id="list3572863349" text:style-name="L2">
        <text:list-item>
          <text:p text:style-name="P7">Router</text:p>
        </text:list-item>
        <text:list-item>
          <text:p text:style-name="P7">routerConfig</text:p>
        </text:list-item>
        <text:list-item>
          <text:p text:style-name="P7">ErrorHandler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9T16:39:17.311464718</dc:date>
    <meta:editing-duration>PT5M12S</meta:editing-duration>
    <meta:editing-cycles>1</meta:editing-cycles>
    <meta:document-statistic meta:table-count="0" meta:image-count="0" meta:object-count="0" meta:page-count="2" meta:paragraph-count="15" meta:word-count="111" meta:character-count="680" meta:non-whitespace-character-count="586"/>
    <meta:generator>LibreOffice/7.3.7.2$Linux_X86_64 LibreOffice_project/30$Build-2</meta:generator>
  </office:meta>
</office:document-meta>
</file>